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Open Sans" svg:font-family="'Open Sans', sans-serif"/>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8.616cm" fo:margin-left="-0.624cm" table:align="left"/>
    </style:style>
    <style:style style:name="Table1.A" style:family="table-column">
      <style:table-column-properties style:column-width="6.826cm"/>
    </style:style>
    <style:style style:name="Table1.B" style:family="table-column">
      <style:table-column-properties style:column-width="11.79cm"/>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text-properties fo:color="#800000" style:font-name="sans-serif" fo:font-size="18pt" officeooo:rsid="0017d582" officeooo:paragraph-rsid="0017d582" style:font-size-asian="18pt" style:font-size-complex="18pt"/>
    </style:style>
    <style:style style:name="P2" style:family="paragraph" style:parent-style-name="Standard">
      <style:text-properties fo:color="#800000" style:font-name="sans-serif" fo:font-size="18pt" officeooo:rsid="003dd6f7" officeooo:paragraph-rsid="003dd6f7" style:font-size-asian="18pt" style:font-size-complex="18pt"/>
    </style:style>
    <style:style style:name="P3" style:family="paragraph" style:parent-style-name="Standard">
      <style:text-properties fo:color="#800000" style:font-name="sans-serif" fo:font-size="14pt" officeooo:rsid="0017d582" officeooo:paragraph-rsid="0017d582" style:font-size-asian="12.25pt" style:font-size-complex="14pt"/>
    </style:style>
    <style:style style:name="P4" style:family="paragraph" style:parent-style-name="Standard">
      <style:text-properties fo:color="#800000" style:font-name="sans-serif" fo:font-size="14pt" officeooo:rsid="003dd6f7" officeooo:paragraph-rsid="003dd6f7" style:font-size-asian="14pt" style:font-size-complex="14pt"/>
    </style:style>
    <style:style style:name="P5" style:family="paragraph" style:parent-style-name="Standard">
      <style:text-properties fo:color="#800000" style:font-name="sans-serif" fo:font-size="14pt" officeooo:rsid="003dd6f7" officeooo:paragraph-rsid="003e98ba" style:font-size-asian="14pt" style:font-size-complex="14pt"/>
    </style:style>
    <style:style style:name="P6" style:family="paragraph" style:parent-style-name="Standard">
      <style:text-properties fo:color="#800000" style:font-name="sans-serif" fo:font-size="14pt" officeooo:rsid="003dd6f7" officeooo:paragraph-rsid="0042cb9c" style:font-size-asian="14pt" style:font-size-complex="14pt"/>
    </style:style>
    <style:style style:name="P7" style:family="paragraph" style:parent-style-name="Standard">
      <style:text-properties fo:color="#000000" style:font-name="sans-serif" fo:font-size="13pt" officeooo:rsid="003492a0" officeooo:paragraph-rsid="003492a0" style:font-size-asian="13pt" style:font-size-complex="13pt"/>
    </style:style>
    <style:style style:name="P8" style:family="paragraph" style:parent-style-name="Standard">
      <style:text-properties fo:color="#000000" style:font-name="sans-serif" fo:font-size="10.5pt" officeooo:rsid="003492a0" officeooo:paragraph-rsid="003492a0" style:font-size-asian="10.5pt" style:font-size-complex="10.5pt"/>
    </style:style>
    <style:style style:name="P9" style:family="paragraph" style:parent-style-name="Standard">
      <style:text-properties fo:color="#000000" style:font-name="sans-serif" fo:font-size="10.5pt" officeooo:rsid="003492a0" officeooo:paragraph-rsid="0037570c" style:font-size-asian="10.5pt" style:font-size-complex="10.5pt"/>
    </style:style>
    <style:style style:name="P10" style:family="paragraph" style:parent-style-name="Standard">
      <style:text-properties fo:color="#000000" style:font-name="sans-serif" fo:font-size="10.5pt" officeooo:rsid="0039ed7b" officeooo:paragraph-rsid="0039ed7b" style:font-size-asian="10.5pt" style:font-size-complex="10.5pt"/>
    </style:style>
    <style:style style:name="P11" style:family="paragraph" style:parent-style-name="Standard">
      <style:text-properties fo:color="#000000" style:font-name="sans-serif" fo:font-size="10.5pt" officeooo:rsid="0039ed7b" officeooo:paragraph-rsid="003b5073" style:font-size-asian="10.5pt" style:font-size-complex="10.5pt"/>
    </style:style>
    <style:style style:name="P12" style:family="paragraph" style:parent-style-name="Standard">
      <style:text-properties fo:color="#000000" style:font-name="sans-serif" fo:font-size="10.5pt" officeooo:rsid="003dd6f7" officeooo:paragraph-rsid="003dd6f7" style:font-size-asian="10.5pt" style:font-size-complex="10.5pt"/>
    </style:style>
    <style:style style:name="P13" style:family="paragraph" style:parent-style-name="Standard">
      <style:text-properties fo:color="#000000" style:font-name="sans-serif" fo:font-size="10.5pt" officeooo:rsid="003dd6f7" officeooo:paragraph-rsid="003e98ba" style:font-size-asian="10.5pt" style:font-size-complex="10.5pt"/>
    </style:style>
    <style:style style:name="P14" style:family="paragraph" style:parent-style-name="Standard">
      <style:text-properties fo:color="#000000" style:font-name="sans-serif" fo:font-size="10.5pt" officeooo:rsid="003e98ba" officeooo:paragraph-rsid="003e98ba" style:font-size-asian="10.5pt" style:font-size-complex="10.5pt"/>
    </style:style>
    <style:style style:name="P15" style:family="paragraph" style:parent-style-name="Standard">
      <style:text-properties fo:color="#000000" style:font-name="sans-serif" fo:font-size="12pt" officeooo:rsid="0017d582" officeooo:paragraph-rsid="0017d582" style:font-size-asian="12pt" style:font-size-complex="12pt"/>
    </style:style>
    <style:style style:name="P16" style:family="paragraph" style:parent-style-name="Standard">
      <style:text-properties fo:color="#000000" style:font-name="sans-serif" fo:font-size="12pt" officeooo:rsid="00360846" officeooo:paragraph-rsid="00360846" style:font-size-asian="12pt" style:font-size-complex="12pt"/>
    </style:style>
    <style:style style:name="P17" style:family="paragraph" style:parent-style-name="Standard">
      <style:text-properties fo:color="#000000" style:font-name="sans-serif" fo:font-size="12pt" style:text-underline-style="none" officeooo:rsid="0017d582" officeooo:paragraph-rsid="0017d582" style:font-size-asian="12pt" style:font-size-complex="12pt"/>
    </style:style>
    <style:style style:name="P18" style:family="paragraph" style:parent-style-name="Standard">
      <style:text-properties fo:color="#000000" style:font-name="sans-serif" fo:font-size="12pt" fo:font-style="normal" style:text-underline-style="none" officeooo:rsid="001a607b" officeooo:paragraph-rsid="0017d582" style:font-size-asian="12pt" style:font-style-asian="normal" style:font-size-complex="12pt" style:font-style-complex="normal"/>
    </style:style>
    <style:style style:name="P19" style:family="paragraph" style:parent-style-name="Standard">
      <style:text-properties style:font-name="sans-serif" fo:font-size="18pt" officeooo:rsid="0017d582" officeooo:paragraph-rsid="0017d582" style:font-size-asian="18pt" style:font-size-complex="18pt"/>
    </style:style>
    <style:style style:name="P20" style:family="paragraph" style:parent-style-name="Standard">
      <style:text-properties style:font-name="sans-serif" fo:font-size="18pt" officeooo:rsid="001a6330" officeooo:paragraph-rsid="001a6330" style:font-size-asian="18pt" style:font-size-complex="18pt"/>
    </style:style>
    <style:style style:name="P21" style:family="paragraph" style:parent-style-name="Standard">
      <style:text-properties style:font-name="sans-serif" fo:font-size="18pt" officeooo:rsid="001a6330" officeooo:paragraph-rsid="001ba733" style:font-size-asian="18pt" style:font-size-complex="18pt"/>
    </style:style>
    <style:style style:name="P22" style:family="paragraph" style:parent-style-name="Standard">
      <style:text-properties style:font-name="sans-serif" fo:font-size="18pt" officeooo:rsid="001a6330" officeooo:paragraph-rsid="0021e945" style:font-size-asian="18pt" style:font-size-complex="18pt"/>
    </style:style>
    <style:style style:name="P23" style:family="paragraph" style:parent-style-name="Standard">
      <style:text-properties style:font-name="sans-serif" fo:font-size="18pt" officeooo:rsid="0021e945" officeooo:paragraph-rsid="0021e945" style:font-size-asian="18pt" style:font-size-complex="18pt"/>
    </style:style>
    <style:style style:name="P24" style:family="paragraph" style:parent-style-name="Standard">
      <style:text-properties style:font-name="sans-serif" fo:font-size="18pt" officeooo:rsid="0021e945" officeooo:paragraph-rsid="0025d6ee" style:font-size-asian="18pt" style:font-size-complex="18pt"/>
    </style:style>
    <style:style style:name="P25" style:family="paragraph" style:parent-style-name="Standard">
      <style:text-properties style:font-name="sans-serif" fo:font-size="13pt" officeooo:rsid="001d8c5f" officeooo:paragraph-rsid="001d8c5f" style:font-size-asian="11.3500003814697pt" style:font-size-complex="13pt"/>
    </style:style>
    <style:style style:name="P26" style:family="paragraph" style:parent-style-name="Standard">
      <style:text-properties style:font-name="sans-serif" fo:font-size="14pt" officeooo:rsid="0023968e" officeooo:paragraph-rsid="0023968e" style:font-size-asian="12.25pt" style:font-size-complex="14pt"/>
    </style:style>
    <style:style style:name="P27" style:family="paragraph" style:parent-style-name="Standard">
      <style:text-properties style:font-name="sans-serif" fo:font-size="14pt" officeooo:rsid="0023968e" officeooo:paragraph-rsid="00255296" style:font-size-asian="12.25pt" style:font-size-complex="14pt"/>
    </style:style>
    <style:style style:name="P28" style:family="paragraph" style:parent-style-name="Standard">
      <style:text-properties style:font-name="sans-serif" fo:font-size="14pt" officeooo:rsid="0023968e" officeooo:paragraph-rsid="003e98ba" style:font-size-asian="12.25pt" style:font-size-complex="14pt"/>
    </style:style>
    <style:style style:name="P29" style:family="paragraph" style:parent-style-name="Standard">
      <style:text-properties style:font-name="sans-serif" fo:font-size="14pt" officeooo:rsid="0021e945" officeooo:paragraph-rsid="0025d6ee" style:font-size-asian="12.25pt" style:font-size-complex="14pt"/>
    </style:style>
    <style:style style:name="P30" style:family="paragraph" style:parent-style-name="Standard">
      <style:text-properties style:font-name="sans-serif" fo:font-size="14pt" officeooo:rsid="0027b4a5" officeooo:paragraph-rsid="0027b4a5" style:font-size-asian="12.25pt" style:font-size-complex="14pt"/>
    </style:style>
    <style:style style:name="P31" style:family="paragraph" style:parent-style-name="Standard">
      <style:text-properties style:font-name="sans-serif" officeooo:paragraph-rsid="0027b4a5"/>
    </style:style>
    <style:style style:name="P32" style:family="paragraph" style:parent-style-name="Standard">
      <style:text-properties style:font-name="sans-serif" officeooo:paragraph-rsid="0028dcc2"/>
    </style:style>
    <style:style style:name="P33" style:family="paragraph" style:parent-style-name="Standard">
      <style:text-properties style:font-name="sans-serif" fo:font-size="10.5pt" officeooo:rsid="0023968e" officeooo:paragraph-rsid="0023968e" style:font-size-asian="10.5pt" style:font-size-complex="10.5pt"/>
    </style:style>
    <style:style style:name="P34" style:family="paragraph" style:parent-style-name="Standard">
      <style:text-properties style:font-name="sans-serif" fo:font-size="10.5pt" officeooo:rsid="0023968e" officeooo:paragraph-rsid="003e98ba" style:font-size-asian="10.5pt" style:font-size-complex="10.5pt"/>
    </style:style>
    <style:style style:name="P35" style:family="paragraph" style:parent-style-name="Standard">
      <style:text-properties style:font-name="sans-serif" fo:font-size="10.5pt" officeooo:rsid="003e98ba" officeooo:paragraph-rsid="003e98ba" style:font-size-asian="9.14999961853027pt" style:font-size-complex="10.5pt"/>
    </style:style>
    <style:style style:name="P36" style:family="paragraph" style:parent-style-name="Standard">
      <style:text-properties style:font-name="sans-serif" fo:font-size="10.5pt" officeooo:rsid="003f1d54" officeooo:paragraph-rsid="003f1d54" style:font-size-asian="9.14999961853027pt" style:font-size-complex="10.5pt"/>
    </style:style>
    <style:style style:name="P37" style:family="paragraph" style:parent-style-name="Standard">
      <style:text-properties style:font-name="sans-serif" officeooo:paragraph-rsid="0033033b"/>
    </style:style>
    <style:style style:name="P38" style:family="paragraph" style:parent-style-name="Standard">
      <style:text-properties style:font-name="sans-serif" fo:font-size="12pt" officeooo:rsid="001ba733" officeooo:paragraph-rsid="001ba733" style:font-size-asian="12pt" style:font-size-complex="12pt"/>
    </style:style>
    <style:style style:name="P39" style:family="paragraph" style:parent-style-name="Standard">
      <style:text-properties style:font-name="sans-serif" fo:font-size="12pt" officeooo:rsid="001d8c5f" officeooo:paragraph-rsid="001d8c5f" style:font-size-asian="12pt" style:font-size-complex="12pt"/>
    </style:style>
    <style:style style:name="P40" style:family="paragraph" style:parent-style-name="Standard">
      <style:text-properties style:font-name="sans-serif" officeooo:paragraph-rsid="003e98ba"/>
    </style:style>
    <style:style style:name="P41" style:family="paragraph" style:parent-style-name="Standard">
      <style:text-properties fo:color="#ff0066" style:font-name="sans-serif" fo:font-size="13pt" officeooo:rsid="001ba733" officeooo:paragraph-rsid="001d8c5f" style:font-size-asian="13pt" style:font-size-complex="13pt"/>
    </style:style>
    <style:style style:name="P42" style:family="paragraph" style:parent-style-name="Standard">
      <style:text-properties fo:color="#ff0066" style:font-name="sans-serif" fo:font-size="13pt" officeooo:rsid="001ba733" officeooo:paragraph-rsid="003492a0" style:font-size-asian="13pt" style:font-size-complex="13pt"/>
    </style:style>
    <style:style style:name="P43" style:family="paragraph" style:parent-style-name="Standard">
      <style:text-properties fo:color="#ff0066" style:font-name="sans-serif" fo:font-size="13pt" officeooo:rsid="001d8c5f" officeooo:paragraph-rsid="001ecf84" style:font-size-asian="13pt" style:font-size-complex="13pt"/>
    </style:style>
    <style:style style:name="P44" style:family="paragraph" style:parent-style-name="Standard">
      <style:text-properties fo:font-variant="normal" fo:text-transform="none" fo:color="#252525" style:font-name="sans-serif" fo:font-size="10.5pt" fo:letter-spacing="normal" fo:font-style="normal" fo:font-weight="normal" officeooo:rsid="0028dcc2" officeooo:paragraph-rsid="0028dcc2"/>
    </style:style>
    <style:style style:name="P45" style:family="paragraph" style:parent-style-name="Standard">
      <style:text-properties fo:font-variant="normal" fo:text-transform="none" fo:color="#252525" style:font-name="sans-serif" fo:font-size="10.5pt" fo:letter-spacing="normal" fo:font-style="normal" fo:font-weight="normal" officeooo:rsid="0028dcc2" officeooo:paragraph-rsid="0029e146"/>
    </style:style>
    <style:style style:name="P46" style:family="paragraph" style:parent-style-name="Standard">
      <style:text-properties fo:font-variant="normal" fo:text-transform="none" fo:color="#252525" style:font-name="sans-serif" fo:font-size="10.5pt" fo:letter-spacing="normal" fo:font-style="normal" fo:font-weight="normal" officeooo:rsid="0027b4a5" officeooo:paragraph-rsid="0027b4a5"/>
    </style:style>
    <style:style style:name="P47" style:family="paragraph" style:parent-style-name="Standard">
      <style:text-properties fo:font-variant="normal" fo:text-transform="none" fo:color="#252525" style:font-name="sans-serif" fo:font-size="10.5pt" fo:letter-spacing="normal" fo:font-style="normal" fo:font-weight="normal" officeooo:rsid="0027b4a5" officeooo:paragraph-rsid="0027b4a5" style:font-size-asian="12.25pt" style:font-size-complex="14pt"/>
    </style:style>
    <style:style style:name="P48" style:family="paragraph" style:parent-style-name="Standard">
      <style:text-properties officeooo:paragraph-rsid="0033033b"/>
    </style:style>
    <style:style style:name="P49" style:family="paragraph" style:parent-style-name="Table_20_Contents">
      <style:paragraph-properties fo:text-align="center" style:justify-single-word="false"/>
      <style:text-properties style:font-name="sans-serif" fo:font-size="11pt" officeooo:rsid="001a6330" officeooo:paragraph-rsid="001a6330" style:font-size-asian="11pt" style:font-size-complex="11pt"/>
    </style:style>
    <style:style style:name="P50" style:family="paragraph" style:parent-style-name="Table_20_Contents">
      <style:paragraph-properties fo:text-align="center" style:justify-single-word="false"/>
      <style:text-properties style:font-name="sans-serif" fo:font-size="11pt" officeooo:rsid="001a607b" officeooo:paragraph-rsid="001a607b" style:font-size-asian="11pt" style:font-size-complex="11pt"/>
    </style:style>
    <style:style style:name="P51" style:family="paragraph" style:parent-style-name="Table_20_Contents">
      <style:text-properties style:font-name="sans-serif" fo:font-size="11pt" officeooo:rsid="001a607b" officeooo:paragraph-rsid="001a607b" style:font-size-asian="11pt" style:font-size-complex="11pt"/>
    </style:style>
    <style:style style:name="P52" style:family="paragraph" style:parent-style-name="Text_20_body">
      <style:paragraph-properties fo:margin-left="0cm" fo:margin-right="0cm" fo:margin-top="0cm" fo:margin-bottom="0.026cm" loext:contextual-spacing="false" style:line-height-at-least="0.582cm" fo:widows="1" fo:text-indent="0cm" style:auto-text-indent="false"/>
      <style:text-properties fo:font-variant="normal" fo:text-transform="none" fo:color="#000000" style:font-name="sans-serif" fo:font-size="10.5pt" fo:letter-spacing="normal" fo:font-style="normal" fo:font-weight="normal" officeooo:paragraph-rsid="003217d6" style:font-size-asian="10.5pt" style:font-size-complex="10.5pt"/>
    </style:style>
    <style:style style:name="P53" style:family="paragraph" style:parent-style-name="Text_20_body">
      <style:paragraph-properties fo:margin-left="0cm" fo:margin-right="0cm" fo:margin-top="0cm" fo:margin-bottom="0.026cm" loext:contextual-spacing="false" style:line-height-at-least="0.582cm" fo:widows="1" fo:text-indent="0cm" style:auto-text-indent="false"/>
      <style:text-properties fo:font-variant="normal" fo:text-transform="none" fo:color="#000000" style:font-name="sans-serif" fo:font-size="10.5pt" fo:letter-spacing="normal" fo:font-style="normal" fo:font-weight="normal" officeooo:paragraph-rsid="003e98ba" style:font-size-asian="10.5pt" style:font-size-complex="10.5pt"/>
    </style:style>
    <style:style style:name="P54" style:family="paragraph" style:parent-style-name="Standard" style:master-page-name="">
      <loext:graphic-properties draw:fill="none"/>
      <style:paragraph-properties fo:margin-left="0cm" fo:margin-right="0cm" fo:text-indent="0cm" style:auto-text-indent="false" style:page-number="auto" fo:background-color="transparent"/>
      <style:text-properties fo:color="#000000" style:font-name="sans-serif" fo:font-size="12pt" officeooo:rsid="0017d582" officeooo:paragraph-rsid="0017d582" style:font-size-asian="12pt" style:font-size-complex="12pt"/>
    </style:style>
    <style:style style:name="P55" style:family="paragraph" style:parent-style-name="Standard">
      <loext:graphic-properties draw:fill="none"/>
      <style:paragraph-properties fo:margin-left="0cm" fo:margin-right="0cm" fo:text-indent="0cm" style:auto-text-indent="false" fo:background-color="transparent"/>
      <style:text-properties style:font-name="sans-serif" fo:font-size="10.5pt" officeooo:rsid="003e98ba" officeooo:paragraph-rsid="003f1d54" style:font-size-asian="9.14999961853027pt" style:font-size-complex="10.5pt"/>
    </style:style>
    <style:style style:name="P56" style:family="paragraph" style:parent-style-name="Standard">
      <loext:graphic-properties draw:fill="none"/>
      <style:paragraph-properties fo:margin-left="0cm" fo:margin-right="0cm" fo:text-indent="0cm" style:auto-text-indent="false" fo:background-color="transparent"/>
      <style:text-properties style:font-name="sans-serif" fo:font-size="10.5pt" officeooo:rsid="003f1d54" officeooo:paragraph-rsid="003f1d54" style:font-size-asian="9.14999961853027pt" style:font-size-complex="10.5pt"/>
    </style:style>
    <style:style style:name="P57" style:family="paragraph" style:parent-style-name="Standard">
      <loext:graphic-properties draw:fill="none"/>
      <style:paragraph-properties fo:margin-left="0cm" fo:margin-right="0cm" fo:text-indent="0cm" style:auto-text-indent="false" fo:background-color="transparent"/>
      <style:text-properties style:font-name="sans-serif" fo:font-size="10.5pt" officeooo:rsid="004026ce" officeooo:paragraph-rsid="004026ce" style:font-size-asian="9.14999961853027pt" style:font-size-complex="10.5pt"/>
    </style:style>
    <style:style style:name="P58" style:family="paragraph" style:parent-style-name="Standard">
      <loext:graphic-properties draw:fill="none"/>
      <style:paragraph-properties fo:margin-left="0cm" fo:margin-right="0cm" fo:text-indent="0cm" style:auto-text-indent="false" fo:background-color="transparent"/>
      <style:text-properties style:font-name="sans-serif" fo:font-size="10.5pt" officeooo:rsid="0042cb9c" officeooo:paragraph-rsid="0042cb9c" style:font-size-asian="9.14999961853027pt" style:font-size-complex="10.5pt"/>
    </style:style>
    <style:style style:name="P59" style:family="paragraph" style:parent-style-name="Text_20_body">
      <style:paragraph-properties fo:margin-top="0cm" fo:margin-bottom="0cm" loext:contextual-spacing="false"/>
      <style:text-properties fo:font-variant="normal" fo:text-transform="none" fo:color="#000000" style:font-name="sans-serif" fo:font-size="10.5pt" fo:letter-spacing="normal" fo:font-style="normal" fo:font-weight="bold" officeooo:paragraph-rsid="0033033b" style:font-size-asian="10.5pt" style:font-size-complex="10.5pt"/>
    </style:style>
    <style:style style:name="P60" style:family="paragraph" style:parent-style-name="Text_20_body">
      <style:paragraph-properties fo:margin-top="0cm" fo:margin-bottom="0cm" loext:contextual-spacing="false"/>
      <style:text-properties fo:font-variant="normal" fo:text-transform="none" fo:color="#000000" style:font-name="sans-serif" fo:font-size="10.5pt" fo:letter-spacing="normal" fo:font-style="normal" fo:font-weight="bold" officeooo:paragraph-rsid="003e98ba" style:font-size-asian="10.5pt" style:font-size-complex="10.5pt"/>
    </style:style>
    <style:style style:name="P61" style:family="paragraph" style:parent-style-name="Text_20_body">
      <style:paragraph-properties fo:margin-top="0.201cm" fo:margin-bottom="0.201cm" loext:contextual-spacing="false"/>
      <style:text-properties fo:font-variant="normal" fo:text-transform="none" fo:color="#000000" style:font-name="sans-serif" fo:font-size="10.5pt" fo:letter-spacing="normal" fo:font-style="normal" fo:font-weight="normal" officeooo:rsid="001a6330" officeooo:paragraph-rsid="0021e945" style:font-size-asian="10.5pt" style:font-size-complex="10.5pt"/>
    </style:style>
    <style:style style:name="P62" style:family="paragraph" style:parent-style-name="Text_20_body">
      <style:paragraph-properties fo:margin-top="0.201cm" fo:margin-bottom="0.201cm" loext:contextual-spacing="false"/>
      <style:text-properties fo:font-variant="normal" fo:text-transform="none" fo:color="#000000" style:font-name="sans-serif" fo:font-size="10.5pt" fo:letter-spacing="normal" fo:font-style="normal" fo:font-weight="normal" officeooo:rsid="001a6330" officeooo:paragraph-rsid="003e98ba" style:font-size-asian="10.5pt" style:font-size-complex="10.5pt"/>
    </style:style>
    <style:style style:name="P63" style:family="paragraph" style:parent-style-name="Heading_20_3">
      <style:paragraph-properties fo:margin-top="0.146cm" fo:margin-bottom="0.111cm" loext:contextual-spacing="false"/>
      <style:text-properties fo:font-variant="normal" fo:text-transform="none" fo:color="#343434" style:font-name="Open Sans" fo:font-size="10pt" fo:letter-spacing="normal" fo:font-style="normal" fo:font-weight="bold" officeooo:rsid="00255296" officeooo:paragraph-rsid="0033033b" style:font-size-asian="10pt" style:font-size-complex="10pt"/>
    </style:style>
    <style:style style:name="P64" style:family="paragraph" style:parent-style-name="Heading_20_3">
      <style:paragraph-properties fo:margin-top="0.146cm" fo:margin-bottom="0.111cm" loext:contextual-spacing="false"/>
      <style:text-properties fo:font-variant="normal" fo:text-transform="none" fo:color="#343434" style:font-name="Open Sans" fo:font-size="10pt" fo:letter-spacing="normal" fo:font-style="normal" fo:font-weight="bold" officeooo:rsid="00255296" officeooo:paragraph-rsid="003e98ba" style:font-size-asian="10pt" style:font-size-complex="10pt"/>
    </style:style>
    <style:style style:name="P65" style:family="paragraph" style:parent-style-name="Text_20_body" style:list-style-name="L2">
      <style:paragraph-properties fo:margin-top="0cm" fo:margin-bottom="0.265cm" loext:contextual-spacing="false" style:line-height-at-least="0.582cm" fo:widows="1"/>
      <style:text-properties fo:font-variant="normal" fo:text-transform="none" fo:color="#000000" style:font-name="sans-serif" fo:font-size="10.5pt" fo:letter-spacing="normal" fo:font-style="normal" fo:font-weight="normal" style:font-size-asian="10.5pt" style:font-size-complex="10.5pt"/>
    </style:style>
    <style:style style:name="P66" style:family="paragraph" style:parent-style-name="Text_20_body" style:list-style-name="L2">
      <style:paragraph-properties fo:margin-top="0cm" fo:margin-bottom="0.265cm" loext:contextual-spacing="false" style:line-height-at-least="0.582cm" fo:widows="1"/>
      <style:text-properties fo:font-variant="normal" fo:text-transform="none" fo:color="#000000" style:font-name="sans-serif" fo:font-size="10.5pt" fo:letter-spacing="normal" fo:font-style="normal" fo:font-weight="normal" officeooo:paragraph-rsid="003e98ba" style:font-size-asian="10.5pt" style:font-size-complex="10.5pt"/>
    </style:style>
    <style:style style:name="P67" style:family="paragraph" style:parent-style-name="Text_20_body" style:list-style-name="L2">
      <style:paragraph-properties fo:margin-top="0cm" fo:margin-bottom="0.265cm" loext:contextual-spacing="false" style:line-height-at-least="0.582cm" fo:widows="1"/>
      <style:text-properties fo:font-variant="normal" fo:text-transform="none" fo:color="#000000" style:font-name="sans-serif" fo:font-size="10.5pt" fo:letter-spacing="normal" fo:font-style="normal" fo:font-weight="normal" officeooo:paragraph-rsid="003217d6" style:font-size-asian="10.5pt" style:font-size-complex="10.5pt"/>
    </style:style>
    <style:style style:name="P68" style:family="paragraph" style:parent-style-name="Standard">
      <style:text-properties fo:color="#800000" style:font-name="sans-serif" fo:font-size="14pt" officeooo:rsid="003dd6f7" officeooo:paragraph-rsid="003dd6f7" style:font-size-asian="14pt" style:font-size-complex="14pt"/>
    </style:style>
    <style:style style:name="P69" style:family="paragraph" style:parent-style-name="Standard">
      <style:text-properties fo:color="#800000" style:font-name="sans-serif" fo:font-size="14pt" officeooo:rsid="003dd6f7" officeooo:paragraph-rsid="0042e3f7" style:font-size-asian="14pt" style:font-size-complex="14pt"/>
    </style:style>
    <style:style style:name="P70" style:family="paragraph" style:parent-style-name="Standard" style:list-style-name="L1">
      <style:text-properties fo:color="#000000" style:font-name="sans-serif" fo:font-size="10.5pt" officeooo:rsid="003e98ba" officeooo:paragraph-rsid="003e98ba" style:font-size-asian="10.5pt" style:font-size-complex="10.5pt"/>
    </style:style>
    <style:style style:name="P71" style:family="paragraph" style:parent-style-name="Standard">
      <style:text-properties fo:color="#000000" style:font-name="sans-serif" fo:font-size="10.5pt" officeooo:rsid="00255296" officeooo:paragraph-rsid="003e98ba" style:font-size-asian="10.5pt" style:font-size-complex="10.5pt"/>
    </style:style>
    <style:style style:name="P72" style:family="paragraph" style:parent-style-name="Standard">
      <style:text-properties fo:color="#000000" style:font-name="sans-serif" fo:font-size="12pt" officeooo:rsid="003e98ba" officeooo:paragraph-rsid="003e98ba" style:font-size-asian="10.5pt" style:font-size-complex="12pt"/>
    </style:style>
    <style:style style:name="P73" style:family="paragraph" style:parent-style-name="Standard" style:list-style-name="L3">
      <style:text-properties style:font-name="sans-serif" fo:font-size="10.5pt" officeooo:rsid="0023968e" officeooo:paragraph-rsid="003e98ba" style:font-size-asian="10.5pt" style:font-size-complex="10.5pt"/>
    </style:style>
    <style:style style:name="P74" style:family="paragraph" style:parent-style-name="Standard" style:list-style-name="L9">
      <style:text-properties style:font-name="sans-serif" fo:font-size="10.5pt" officeooo:rsid="0023968e" officeooo:paragraph-rsid="0023968e" style:font-size-asian="10.5pt" style:font-size-complex="10.5pt"/>
    </style:style>
    <style:style style:name="P75" style:family="paragraph" style:parent-style-name="Standard" style:list-style-name="L9">
      <style:text-properties style:font-name="sans-serif" fo:font-size="10.5pt" officeooo:rsid="0023968e" officeooo:paragraph-rsid="00255296" style:font-size-asian="10.5pt" style:font-size-complex="10.5pt"/>
    </style:style>
    <style:style style:name="P76" style:family="paragraph" style:parent-style-name="Standard" style:list-style-name="L4">
      <style:text-properties style:font-name="sans-serif" fo:font-size="10.5pt" officeooo:rsid="003e98ba" officeooo:paragraph-rsid="003f1d54" style:font-size-asian="9.14999961853027pt" style:font-size-complex="10.5pt"/>
    </style:style>
    <style:style style:name="P77" style:family="paragraph" style:parent-style-name="Standard" style:list-style-name="L4">
      <style:text-properties style:font-name="sans-serif" fo:font-size="10.5pt" officeooo:rsid="003f1d54" officeooo:paragraph-rsid="003f1d54" style:font-size-asian="9.14999961853027pt" style:font-size-complex="10.5pt"/>
    </style:style>
    <style:style style:name="P78" style:family="paragraph" style:parent-style-name="Standard" style:list-style-name="L8">
      <style:text-properties style:font-name="sans-serif" fo:font-size="12pt" officeooo:rsid="001ba733" officeooo:paragraph-rsid="001ba733" style:font-size-asian="12pt" style:font-size-complex="12pt"/>
    </style:style>
    <style:style style:name="P79" style:family="paragraph" style:parent-style-name="Standard" style:list-style-name="L8">
      <style:text-properties style:font-name="sans-serif" fo:font-size="12pt" officeooo:rsid="001d8c5f" officeooo:paragraph-rsid="001d8c5f" style:font-size-asian="12pt" style:font-size-complex="12pt"/>
    </style:style>
    <style:style style:name="P80" style:family="paragraph" style:parent-style-name="Standard">
      <style:text-properties fo:color="#ff0000" style:font-name="sans-serif" fo:font-size="12pt" officeooo:rsid="0042cb9c" officeooo:paragraph-rsid="0042cb9c" style:font-size-asian="12pt" style:font-size-complex="12pt"/>
    </style:style>
    <style:style style:name="P81" style:family="paragraph" style:parent-style-name="Standard" style:list-style-name="L4" style:master-page-name="">
      <loext:graphic-properties draw:fill="none"/>
      <style:paragraph-properties fo:margin-left="0cm" fo:margin-right="0cm" fo:text-indent="0cm" style:auto-text-indent="false" style:page-number="auto" fo:background-color="transparent"/>
      <style:text-properties style:font-name="sans-serif" fo:font-size="10.5pt" officeooo:rsid="003f1d54" officeooo:paragraph-rsid="003f1d54" style:font-size-asian="9.14999961853027pt" style:font-size-complex="10.5pt"/>
    </style:style>
    <style:style style:name="P82" style:family="paragraph" style:parent-style-name="Table_20_Contents" style:list-style-name="L5">
      <style:text-properties style:font-name="sans-serif" fo:font-size="11pt" officeooo:rsid="001a607b" officeooo:paragraph-rsid="001a607b" style:font-size-asian="11pt" style:font-size-complex="11pt"/>
    </style:style>
    <style:style style:name="P83" style:family="paragraph" style:parent-style-name="Table_20_Contents" style:list-style-name="L6">
      <style:text-properties style:font-name="sans-serif" fo:font-size="11pt" officeooo:rsid="001a607b" officeooo:paragraph-rsid="001a607b" style:font-size-asian="11pt" style:font-size-complex="11pt"/>
    </style:style>
    <style:style style:name="P84" style:family="paragraph" style:parent-style-name="Table_20_Contents" style:list-style-name="L7">
      <style:text-properties style:font-name="sans-serif" fo:font-size="11pt" officeooo:rsid="001a6330" officeooo:paragraph-rsid="001a6330" style:font-size-asian="11pt" style:font-size-complex="11pt"/>
    </style:style>
    <style:style style:name="T1" style:family="text">
      <style:text-properties officeooo:rsid="001d8c5f"/>
    </style:style>
    <style:style style:name="T2" style:family="text">
      <style:text-properties officeooo:rsid="0021e945"/>
    </style:style>
    <style:style style:name="T3" style:family="text">
      <style:text-properties officeooo:rsid="0025d6ee"/>
    </style:style>
    <style:style style:name="T4" style:family="text">
      <style:text-properties fo:font-variant="normal" fo:text-transform="none" fo:color="#252525" fo:font-size="10.5pt" fo:letter-spacing="normal" fo:font-style="normal" fo:font-weight="normal"/>
    </style:style>
    <style:style style:name="T5" style:family="text">
      <style:text-properties fo:font-variant="normal" fo:text-transform="none" fo:color="#252525" fo:font-size="10.5pt" fo:letter-spacing="normal" fo:font-style="normal" fo:font-weight="normal" officeooo:rsid="0025d6ee"/>
    </style:style>
    <style:style style:name="T6" style:family="text">
      <style:text-properties fo:font-variant="normal" fo:text-transform="none" fo:color="#252525" fo:font-size="10.5pt" fo:letter-spacing="normal" fo:font-style="normal" fo:font-weight="normal" officeooo:rsid="0027b4a5" style:font-size-asian="12.25pt" style:font-size-complex="14pt"/>
    </style:style>
    <style:style style:name="T7" style:family="text">
      <style:text-properties fo:font-variant="normal" fo:text-transform="none" fo:color="#252525" fo:font-size="10.5pt" fo:letter-spacing="normal" fo:font-style="normal" fo:font-weight="normal" officeooo:rsid="0027b4a5"/>
    </style:style>
    <style:style style:name="T8" style:family="text">
      <style:text-properties fo:font-variant="normal" fo:text-transform="none" fo:color="#252525" fo:font-size="10.5pt" fo:letter-spacing="normal" fo:font-style="normal" fo:font-weight="normal" officeooo:rsid="0028dcc2"/>
    </style:style>
    <style:style style:name="T9" style:family="text">
      <style:text-properties fo:font-variant="normal" fo:text-transform="none" fo:color="#252525" fo:font-size="10.5pt" fo:letter-spacing="normal" fo:font-style="italic" fo:font-weight="normal" style:font-style-asian="italic" style:font-style-complex="italic"/>
    </style:style>
    <style:style style:name="T10" style:family="text">
      <style:text-properties fo:font-variant="normal" fo:text-transform="none" fo:color="#252525" fo:font-size="10.5pt" fo:letter-spacing="normal" fo:font-style="italic" fo:font-weight="normal" officeooo:rsid="0027b4a5" style:font-style-asian="italic" style:font-style-complex="italic"/>
    </style:style>
    <style:style style:name="T11" style:family="text">
      <style:text-properties fo:font-variant="normal" fo:text-transform="none" fo:color="#000000" style:font-name="sans-serif" fo:font-size="10.5pt" fo:letter-spacing="normal" fo:font-style="normal" fo:font-weight="normal" officeooo:rsid="00255296" style:font-size-asian="10.5pt" style:font-size-complex="10.5pt"/>
    </style:style>
    <style:style style:name="T12" style:family="text">
      <style:text-properties fo:font-variant="normal" fo:text-transform="none" fo:color="#000000" fo:font-size="10.5pt" fo:letter-spacing="normal" fo:font-style="normal" fo:font-weight="normal" officeooo:rsid="00255296" style:font-size-asian="10.5pt" style:font-size-complex="10.5pt"/>
    </style:style>
    <style:style style:name="T13" style:family="text">
      <style:text-properties fo:font-variant="normal" fo:text-transform="none" fo:color="#000000" fo:font-size="10.5pt" fo:letter-spacing="normal" fo:font-style="normal" fo:font-weight="normal" officeooo:rsid="0042cb9c" style:font-size-asian="10.5pt" style:font-size-complex="10.5pt"/>
    </style:style>
    <style:style style:name="T14" style:family="text">
      <style:text-properties fo:font-variant="normal" fo:text-transform="none" fo:color="#000000" fo:font-size="10.5pt" fo:letter-spacing="normal" fo:font-style="normal" fo:font-weight="normal" officeooo:rsid="0042cb9c" style:font-size-asian="10.5pt" style:font-style-asian="normal" style:font-size-complex="10.5pt" style:font-style-complex="normal"/>
    </style:style>
    <style:style style:name="T15" style:family="text">
      <style:text-properties fo:font-variant="normal" fo:text-transform="none" fo:color="#000000" fo:font-size="10.5pt" fo:letter-spacing="normal" fo:font-style="normal" fo:font-weight="normal" officeooo:rsid="0042e3f7" style:font-size-asian="10.5pt" style:font-style-asian="normal" style:font-size-complex="10.5pt" style:font-style-complex="normal"/>
    </style:style>
    <style:style style:name="T16" style:family="text">
      <style:text-properties fo:font-variant="normal" fo:text-transform="none" fo:color="#000000" fo:font-size="10.5pt" fo:letter-spacing="normal" fo:font-style="italic" fo:font-weight="normal" officeooo:rsid="0042cb9c" style:font-size-asian="10.5pt" style:font-style-asian="italic" style:font-size-complex="10.5pt" style:font-style-complex="italic"/>
    </style:style>
    <style:style style:name="T17" style:family="text">
      <style:text-properties fo:font-variant="normal" fo:text-transform="none" fo:color="#000000" fo:font-size="10.5pt" fo:letter-spacing="normal" fo:font-style="italic" fo:font-weight="normal" officeooo:rsid="00255296" style:font-size-asian="10.5pt" style:font-style-asian="italic" style:font-size-complex="10.5pt" style:font-style-complex="italic"/>
    </style:style>
    <style:style style:name="T18" style:family="text">
      <style:text-properties fo:font-variant="normal" fo:text-transform="none" fo:color="#000000" fo:font-size="10.5pt" fo:letter-spacing="normal" fo:font-style="italic" fo:font-weight="normal" officeooo:rsid="0042e3f7" style:font-size-asian="10.5pt" style:font-style-asian="italic" style:font-size-complex="10.5pt" style:font-style-complex="italic"/>
    </style:style>
    <style:style style:name="T19" style:family="text">
      <style:text-properties fo:font-size="10.5pt" style:font-size-asian="10.5pt" style:font-size-complex="10.5pt"/>
    </style:style>
    <style:style style:name="T20" style:family="text">
      <style:text-properties fo:font-size="10.5pt" officeooo:rsid="00255296" style:font-size-asian="10.5pt" style:font-size-complex="10.5pt"/>
    </style:style>
    <style:style style:name="T21" style:family="text">
      <style:text-properties fo:font-size="10.5pt" officeooo:rsid="003217d6" style:font-size-asian="10.5pt" style:font-size-complex="10.5pt"/>
    </style:style>
    <style:style style:name="T22" style:family="text">
      <style:text-properties fo:font-style="normal" style:text-underline-style="none" style:font-style-asian="normal" style:font-style-complex="normal"/>
    </style:style>
    <style:style style:name="T23" style:family="text">
      <style:text-properties fo:font-style="normal" style:text-underline-style="none" officeooo:rsid="001a607b" style:font-style-asian="normal" style:font-style-complex="normal"/>
    </style:style>
    <style:style style:name="T24" style:family="text">
      <style:text-properties fo:font-style="italic" style:font-style-asian="italic" style:font-style-complex="italic"/>
    </style:style>
    <style:style style:name="T25" style:family="text">
      <style:text-properties style:text-underline-style="none"/>
    </style:style>
    <style:style style:name="T26" style:family="text">
      <style:text-properties style:text-underline-style="none" officeooo:rsid="001a607b"/>
    </style:style>
    <style:style style:name="T27" style:family="text">
      <style:text-properties officeooo:rsid="0023968e"/>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officeooo:rsid="002a4a6f"/>
    </style:style>
    <style:style style:name="T30" style:family="text">
      <style:text-properties officeooo:rsid="003217d6"/>
    </style:style>
    <style:style style:name="T31" style:family="text">
      <style:text-properties fo:font-weight="normal"/>
    </style:style>
    <style:style style:name="T32" style:family="text">
      <style:text-properties fo:font-weight="normal" officeooo:rsid="0033033b"/>
    </style:style>
    <style:style style:name="T33" style:family="text">
      <style:text-properties style:font-name="sans-serif" fo:font-size="14pt" officeooo:rsid="00255296" style:font-size-asian="12.25pt" style:font-size-complex="14pt"/>
    </style:style>
    <style:style style:name="T34" style:family="text">
      <style:text-properties style:font-name="sans-serif" fo:font-size="14pt" officeooo:rsid="0023968e" style:font-size-asian="12.25pt" style:font-size-complex="14pt"/>
    </style:style>
    <style:style style:name="T35" style:family="text">
      <style:text-properties fo:color="#000000" style:font-name="sans-serif" fo:font-size="10.5pt" officeooo:rsid="00255296" style:font-size-asian="10.5pt" style:font-size-complex="10.5pt"/>
    </style:style>
    <style:style style:name="T36" style:family="text">
      <style:text-properties fo:color="#000000" fo:font-size="10.5pt" officeooo:rsid="00255296" style:font-size-asian="10.5pt" style:font-size-complex="10.5pt"/>
    </style:style>
    <style:style style:name="T37" style:family="text">
      <style:text-properties officeooo:rsid="003b5073"/>
    </style:style>
    <style:style style:name="T38" style:family="text">
      <style:text-properties fo:font-size="12pt" style:font-size-asian="12pt" style:font-size-complex="12pt"/>
    </style:style>
    <style:style style:name="T39" style:family="text">
      <style:text-properties fo:font-size="12pt" officeooo:rsid="001ba733" style:font-size-asian="12pt" style:font-size-complex="12pt"/>
    </style:style>
    <style:style style:name="T40" style:family="text">
      <style:text-properties officeooo:rsid="003c9279"/>
    </style:style>
    <style:style style:name="T41" style:family="text">
      <style:text-properties officeooo:rsid="003e98ba"/>
    </style:style>
    <style:style style:name="T42" style:family="text">
      <style:text-properties officeooo:rsid="00255296" style:font-size-asian="12.25pt"/>
    </style:style>
    <style:style style:name="T43" style:family="text">
      <style:text-properties fo:color="#ff9900"/>
    </style:style>
    <style:style style:name="T44" style:family="text">
      <style:text-properties officeooo:rsid="003f1d54"/>
    </style:style>
    <style:style style:name="T45" style:family="text">
      <style:text-properties officeooo:rsid="0041e127"/>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bullet-char="●">
        <style:list-level-properties text:list-level-position-and-space-mode="label-alignment">
          <style:list-level-label-alignment text:label-followed-by="listtab" text:list-tab-stop-position="1.388cm" fo:text-indent="-0.635cm" fo:margin-left="1.38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2">
      <text:list-level-style-bullet text:level="1" text:bullet-char="➢">
        <style:list-level-properties text:space-before="1.247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372cm" fo:text-indent="-0.635cm" fo:margin-left="1.37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29cm" fo:text-indent="-0.635cm" fo:margin-left="1.4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4cm" fo:text-indent="-0.635cm" fo:margin-left="2.0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9cm" fo:text-indent="-0.635cm" fo:margin-left="2.6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4cm" fo:text-indent="-0.635cm" fo:margin-left="3.3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9cm" fo:text-indent="-0.635cm" fo:margin-left="3.9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4cm" fo:text-indent="-0.635cm" fo:margin-left="4.6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9cm" fo:text-indent="-0.635cm" fo:margin-left="5.2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4cm" fo:text-indent="-0.635cm" fo:margin-left="5.8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9cm" fo:text-indent="-0.635cm" fo:margin-left="6.5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4cm" fo:text-indent="-0.635cm" fo:margin-left="7.14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499cm" fo:text-indent="-0.635cm" fo:margin-left="1.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34cm" fo:text-indent="-0.635cm" fo:margin-left="2.13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69cm" fo:text-indent="-0.635cm" fo:margin-left="2.76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04cm" fo:text-indent="-0.635cm" fo:margin-left="3.40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39cm" fo:text-indent="-0.635cm" fo:margin-left="4.03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74cm" fo:text-indent="-0.635cm" fo:margin-left="4.67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09cm" fo:text-indent="-0.635cm" fo:margin-left="5.30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44cm" fo:text-indent="-0.635cm" fo:margin-left="5.94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79cm" fo:text-indent="-0.635cm" fo:margin-left="6.57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14cm" fo:text-indent="-0.635cm" fo:margin-left="7.214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blématique de classification sous R :</text:p>
      <text:p text:style-name="P4">Problématique de classification </text:p>
      <text:p text:style-name="P4">Bibliothèques R de classification <text:line-break/>Revolution R Entreprise et la classification</text:p>
      <text:p text:style-name="P4"/>
      <text:p text:style-name="P4">Problématique de classification </text:p>
      <text:p text:style-name="P4"/>
      <text:p text:style-name="P12">La classification désigne la répartition systématique en classes, en catégories, d’êtres, de choses ou de notions ayant des caractéristiques communs notamment afin d'en faciliter l'étude ou bien pour désigner un comportement ou changement de comportement.<text:line-break/>La classification réside une opération majeur dans le data mining. Et plusieurs méthodes de résolution de ce type de problématique font plusieurs champs d'études. </text:p>
      <text:p text:style-name="P14"/>
      <text:p text:style-name="P13">Dans une problématique de classification supervisée on peut formuler l'étude en un<text:span text:style-name="T41">e association des n éléments de la population (x1,x2…..,xn) à une des k classes prédéfinies et connues, tandis que la classification non-supervisée vise à ranger les éléments en k ensembles homogènes. </text:span></text:p>
      <text:p text:style-name="P14">Parmi les méthodes de résolution des problèmes de classification on site les algorithmes suivants :</text:p>
      <text:list xml:id="list3751092719331823914" text:style-name="L1">
        <text:list-item>
          <text:p text:style-name="P70">Classificateur de Bayes </text:p>
        </text:list-item>
        <text:list-item>
          <text:p text:style-name="P70">Analyse discriminante et classificateur de Fisher </text:p>
        </text:list-item>
        <text:list-item>
          <text:p text:style-name="P70">kppv </text:p>
        </text:list-item>
        <text:list-item>
          <text:p text:style-name="P70">Arbres de décision </text:p>
        </text:list-item>
        <text:list-item>
          <text:p text:style-name="P70">Random forest</text:p>
        </text:list-item>
        <text:list-item>
          <text:p text:style-name="P70">Réseaux de neurones </text:p>
        </text:list-item>
        <text:list-item>
          <text:p text:style-name="P70">Séparateurs à vaste marge (SVM) </text:p>
        </text:list-item>
      </text:list>
      <text:p text:style-name="P14">Au niveau de l'étude du modèle pris comme exemple dans ce qui suit deux méthodes seront prises en charge lors de la classification : l'arbre de décision et Random forest. </text:p>
      <text:p text:style-name="P72"><text:s text:c="3"/></text:p>
      <text:p text:style-name="P4">Les arbres de décision</text:p>
      <text:p text:style-name="P4"/>
      <text:p text:style-name="P62">Les arbres de classification et de régression (parfois aussi appelés arbres de segmentation ou de décision) sont des méthodes qui permettent d’obtenir des modèles à la fois explicatifs et prédictifs. Parmi leurs avantages on notera d’une part leur simplicité du fait de la visualisation sous forme d’arbres, d’autre part la possibilité d’obtenir des règles en langage naturel.</text:p>
      <text:p text:style-name="P53">On distingue notamment deux cas d’utilisation de ces modèles :</text:p>
      <text:list xml:id="list8860862923703929400" text:style-name="L2">
        <text:list-item>
          <text:p text:style-name="P66">on utilise les arbres de classification pour expliquer et/ou prédire l’appartenance d’objets (observations, individus) à une classe (ou modalité ou catégorie) d’une variable qualitative, sur la base de variables explicatives quantitatives et/ou qualitatives.</text:p>
        </text:list-item>
        <text:list-item>
          <text:p text:style-name="P66">on utilise les arbres de régression pour expliquer et/ou prédire les valeurs prise par une variable dépendante quantitative, en fonction de variables explicatives quantitatives et/ou qualitatives.</text:p>
        </text:list-item>
      </text:list>
      <text:p text:style-name="P34">L’arbre de décision est un modèle qui repose sur l’utilisation d’un arbre de décision comme modèle prédictif dans le but d’évaluer la valeur d’une caractéristiques d’un système depuis l’observation d’autres caractéristiques du même système. <text:line-break/>La structure de l’arbre est faite de tel sorte que les feuilles sont les valeurs de la variable-cible et les embranchements correspondent à des combinaisons de variables d’entrées qui mènent à cette valeur.</text:p>
      <text:p text:style-name="P34">C’est une technique supervisée car on utilise un ensemble de données pour lequel on connaît la valeur de la variable cible affin de construire l’arbre :</text:p>
      <text:p text:style-name="P28"/>
      <text:list xml:id="list7366213881216418738" text:style-name="L3">
        <text:list-item>
          <text:p text:style-name="P73">L’arbre est construit en séparant les données en des sous ensembles en fonction de la valeur d’une caractéristique d’entée d’une manière récursive.</text:p>
        </text:list-item>
        <text:list-item>
          <text:p text:style-name="P73"><text:soft-page-break/>La récursion prend fin jusqu’à ce que tout les sous ensembles ont la même valeur de caractéristique cible ou s’il n’y a pas d’amélioration de prédiction. Cet algorithme glouton est nommé l’Induction descendante d’arbres de décision. <text:s/></text:p>
        </text:list-item>
        <text:list-item>
          <text:p text:style-name="P73">Une variable d’entrée est sélectionnée à chaque nœud intérieur de l’arbre selon une méthode qui dépend de l’algorithme. </text:p>
        </text:list-item>
        <text:list-item>
          <text:p text:style-name="P73">Chaque arête vers un nœud fils correspond à un ensemble de valeurs d’une variable d’entrée. </text:p>
        </text:list-item>
        <text:list-item>
          <text:p text:style-name="P73">Chaque feuille représente soit une valeur cible soit une distribution de probabilité des valeurs cibles possibles. </text:p>
        </text:list-item>
        <text:list-item>
          <text:p text:style-name="P73">La combinaison des valeurs d’entrées est représentée par le chemin de la racine vers la cible (la feuille).</text:p>
        </text:list-item>
      </text:list>
      <text:p text:style-name="P35">Parlant des notions sur lesquels reposent le traitement lors de la création de l'arbre :</text:p>
      <text:p text:style-name="P35"><text:span text:style-name="T43">Notion d'entropie :</text:span> </text:p>
      <text:p text:style-name="P35">L'entropie d'un système désigne le niveau de désordre de ses éléments. L'entropie au niveau de l'arbre de décision est présenter au tant qu'une valeur entre 0 et 1 de la façon suivante :</text:p>
      <text:list xml:id="list2623757425812384108" text:style-name="L4">
        <text:list-item>
          <text:p text:style-name="P76">Les observations du système appartient à une même <text:span text:style-name="T44">classe (entropie = 0)</text:span></text:p>
        </text:list-item>
        <text:list-item>
          <text:p text:style-name="P77">Si les classes prédéfinies sont uniformément distribuées dans les observations du système (entropie = 1) </text:p>
        </text:list-item>
        <text:list-item>
          <text:p text:style-name="P77">Si le système contient des observations distribuée aléatoirement sur les classes, là l'entropie est entre 0 et 1 </text:p>
        </text:list-item>
      </text:list>
      <text:p text:style-name="P36">Une entropie qui est égale à 1 signifie que le système a besoin d'autres informations pour le bien classifié et diminuer son entropie et quand au 0 on dit que le système est homogène et qu'on a aboutit à une seule classe à toutes les observations du système. </text:p>
      <text:p text:style-name="P36"/>
      <text:list xml:id="list103544605774530" text:continue-numbering="true" text:style-name="L4">
        <text:list-header>
          <text:p text:style-name="P81">L'entropie H d'un ensemble d'observations D avec un ensemble de k classes (C) se calcule de la façon suivante :</text:p>
        </text:list-header>
      </text:list>
      <text:p text:style-name="P55"><text:span text:style-name="T44"><text:tab/><text:tab/><text:tab/><text:tab/>H(D) = <text:s/></text:span><text:s/><draw:frame draw:style-name="fr1" draw:name="Object2" text:anchor-type="as-char" svg:y="-0.377cm" svg:width="5.147cm" svg:height="0.531cm" draw:z-index="1"><draw:object xlink:href="./Object 2" xlink:type="simple" xlink:show="embed" xlink:actuate="onLoad"/><draw:image xlink:href="./ObjectReplacements/Object 2" xlink:type="simple" xlink:show="embed" xlink:actuate="onLoad"/></draw:frame></text:p>
      <text:p text:style-name="P56"><text:tab/>où P :</text:p>
      <text:p text:style-name="P56"><text:tab/><text:tab/><text:tab/><text:tab/><text:tab/><text:tab/><draw:frame draw:style-name="fr1" draw:name="Object3" text:anchor-type="as-char" svg:y="-0.619cm" svg:width="2.394cm" svg:height="0.998cm" draw:z-index="2"><draw:object xlink:href="./Object 3" xlink:type="simple" xlink:show="embed" xlink:actuate="onLoad"/><draw:image xlink:href="./ObjectReplacements/Object 3" xlink:type="simple" xlink:show="embed" xlink:actuate="onLoad"/></draw:frame></text:p>
      <text:p text:style-name="P56"><text:tab/> i : nombre d'observations d'une classe Ci <text:s/></text:p>
      <text:p text:style-name="P56"><text:tab/>n : nombre d'observations totale dans D</text:p>
      <text:p text:style-name="P57">On introduit ensuite la notion de l'entropie pondérée qui est calculée à chaque <text:span text:style-name="T45">décision (division) :</text:span></text:p>
      <text:p text:style-name="P57"><text:tab/><text:tab/><text:tab/><text:tab/><draw:frame draw:style-name="fr1" draw:name="Object4" text:anchor-type="as-char" svg:y="-0.683cm" svg:width="6.641cm" svg:height="1.062cm" draw:z-index="3"><draw:object xlink:href="./Object 4" xlink:type="simple" xlink:show="embed" xlink:actuate="onLoad"/><draw:image xlink:href="./ObjectReplacements/Object 4" xlink:type="simple" xlink:show="embed" xlink:actuate="onLoad"/></draw:frame><text:tab/></text:p>
      <text:p text:style-name="P58">L : à gauche R : à droite </text:p>
      <text:p text:style-name="P58">Le gain d'information qui désigne la réduction de l'entropie après avoir pris une décision ou division est calculé comme suit :</text:p>
      <text:p text:style-name="P58"><text:tab/><text:tab/><text:tab/><text:tab/><draw:frame draw:style-name="fr1" draw:name="Object5" text:anchor-type="as-char" svg:y="-0.377cm" svg:width="6.625cm" svg:height="0.531cm" draw:z-index="4"><draw:object xlink:href="./Object 5" xlink:type="simple" xlink:show="embed" xlink:actuate="onLoad"/><draw:image xlink:href="./ObjectReplacements/Object 5" xlink:type="simple" xlink:show="embed" xlink:actuate="onLoad"/></draw:frame> </text:p>
      <text:p text:style-name="P57"/>
      <text:p text:style-name="P40"><text:span text:style-name="T20">Cette méthode supporte les variables quantitatives et même qualitatives </text:span><text:span text:style-name="T21">(selon le type) </text:span><text:span text:style-name="T20">et caractérisée par sa simplicité de compréhension vis à vis des réseaux de neurones, pas de normalisation de données (dans la phase de préparation), validation du modèle par des testes statistiques et peut être performant sur de grand jeux de données en économisant les ressources. <text:line-break/>Néanmoins l’apprentissage de l’arbre est un problème NP-Complet et se base sur des heuristiques avec des concepts difficiles à exprimer dans le cas du sur-apprentissage.</text:span></text:p>
      <text:h text:style-name="P64" text:outline-level="3">Résultats des arbres de classification et de régression : Tableau de classification et courbe ROC </text:h>
      <text:p text:style-name="P60"><text:span text:style-name="T31">Parmi les nombreux résultats proposés, </text:span><text:span text:style-name="T32">l</text:span><text:span text:style-name="T31">e tableau de classification (aussi appelé matrice de confusion) qui permet de calculer un pourcentage d'observations bien classées. Lorsque seules deux classes (ou catégories, ou modalités) sont présentes dans la variable dépendante, la courbe ROC peut aussi être affichée. </text:span></text:p>
      <text:p text:style-name="P60"><text:span text:style-name="T31">La courbe ROC (Receiver Operating Characteristics) permet de visualiser la performance d'un modèle, et de la comparer cette performance à celle d'autres modèles. Les termes utilisés viennent de la théorie de détection du signal.</text:span> </text:p>
      <text:p text:style-name="P5"><text:span text:style-name="T42"><text:s/></text:span><text:span text:style-name="T12">On désigne par sensibilité (sensivity) la proportion d'événements positifs bien classés. La spécificité (specificity) correspond à la proportion d'événements négatifs bien classés. Si l'on fait varier la </text:span><text:soft-page-break/><text:span text:style-name="T12">probabilité seuil à partir de laquelle on considère qu'un événement doit être considéré comme positif, la sensibilité et la spécificité varient. La courbe des points (1-spécificité, sensibilité) est la courbe ROC.</text:span><text:span text:style-name="T36"> </text:span></text:p>
      <text:p text:style-name="P71"/>
      <text:p text:style-name="P80">Arbre de décision sous R :</text:p>
      <text:p text:style-name="P80"/>
      <text:p text:style-name="P69"><text:span text:style-name="T12"><text:s/></text:span><text:span text:style-name="T13">Les données seront stockées sous format </text:span><text:span text:style-name="T16">data.frame</text:span><text:span text:style-name="T17"> </text:span><text:span text:style-name="T14">(la classe standard d'un set de données </text:span><text:span text:style-name="T15">sous Open Source R</text:span><text:span text:style-name="T14">) </text:span><text:span text:style-name="T15">et la bibliothèque qui gère les arbres de décision est '</text:span><text:span text:style-name="T18">rapart</text:span><text:span text:style-name="T15">' téléchargeable sur </text:span><text:a xlink:type="simple" xlink:href="https://goo.gl/Gc5fdj" text:style-name="Internet_20_link" text:visited-style-name="Visited_20_Internet_20_Link">https://goo.gl/Gc5fdj</text:a><text:span text:style-name="T15"> qui gère la création des arbre de décision en indiquant les paramètres de construction qui seront indiqués en suite : <text:line-break/> </text:span></text:p>
      <text:p text:style-name="P6"><text:line-break/>Revolution R Entreprise et la classification</text:p>
      <text:p text:style-name="P2"/>
      <text:p text:style-name="P1"/>
      <text:p text:style-name="P1"/>
      <text:p text:style-name="P1"/>
      <text:p text:style-name="P1">Modèle d’appétence : Prédire les migrations prépayé =&gt; post payé</text:p>
      <text:p text:style-name="P3"/>
      <text:p text:style-name="P54"><text:tab/>Les offres mobiles <text:span text:style-name="T24">Méditel</text:span> sont classés en deux classes : des formules <text:span text:style-name="T28">pré-payé</text:span><text:span text:style-name="T29">e</text:span><text:span text:style-name="T28">s</text:span> et des formules <text:span text:style-name="T28">post-payé</text:span><text:span text:style-name="T29">e</text:span><text:span text:style-name="T28">s</text:span><text:span text:style-name="T25">. Le client (la ligne) peut changer de formule à un certain temps t pour une raison ou plusieurs. L’univers indéterministe des raisons de migration d’une formule à une autre fait appelle à la un modèle d’appétence pour pouvoir modéliser ce phénomène vis à vis du comportement des lignes pendant leur service. Une migration détermine à ce niveau le changement de la formule prépayée d’une ligne vers une autre post-payée sans pour une ligne active. </text:span></text:p>
      <text:p text:style-name="P17"/>
      <text:p text:style-name="P15"><text:span text:style-name="T25">Les techniques de modélisation utilisées sont des méthodes supervisées, basées sur un historique de 12 mois d’activité de lignes qui ont ou n’ont pas migré. </text:span><text:span text:style-name="T26">L’apprentissage se fera sur un échantillon représentatif de la population pour des raisons de temps de calcul, et se basera sur le comportement des lignes en prenant plusieurs variables en considération </text:span><text:span text:style-name="T23">(MMR, Trafic_Out, Trafic_In, Data, Passes, CRC, Ancienneté, Données démographiques, Géolocalisation, Nombre_Appelants, Suspensions..). </text:span></text:p>
      <text:p text:style-name="P18"/>
      <text:p text:style-name="P16"><text:span text:style-name="T23">D</text:span><text:span text:style-name="T22">éfinition de la variable cible :<text:line-break/>La cible présente la variable que l’on souhaite modéliser. Cette variable correspond à un comportement. Dans le cas de la migration, le comportement que l’on souhaite modéliser est le changement d’offre d’une ligne passant d’une formule prépayée à une formule post-payée parmi les lignes pré-payées de Méditel. <text:line-break/>Nom de la variable : Migration_PREP_POS <text:s/></text:span></text:p>
      <text:p text:style-name="P3"/>
      <table:table table:name="Table1" table:style-name="Table1">
        <table:table-column table:style-name="Table1.A"/>
        <table:table-column table:style-name="Table1.B"/>
        <table:table-row>
          <table:table-cell table:style-name="Table1.A1" office:value-type="string">
            <text:p text:style-name="P50">Modèle</text:p>
          </table:table-cell>
          <table:table-cell table:style-name="Table1.B1" office:value-type="string">
            <text:p text:style-name="P50">Prédiction migration Pré-payé→ Post-payé</text:p>
          </table:table-cell>
        </table:table-row>
        <table:table-row>
          <table:table-cell table:style-name="Table1.A2" office:value-type="string">
            <text:p text:style-name="P50">Principes du modèle </text:p>
          </table:table-cell>
          <table:table-cell table:style-name="Table1.B2" office:value-type="string">
            <text:list xml:id="list6798915440523777744" text:style-name="L5">
              <text:list-item>
                <text:p text:style-name="P82">Arbre de décision</text:p>
              </text:list-item>
              <text:list-item>
                <text:p text:style-name="P82">Régression</text:p>
              </text:list-item>
              <text:list-item>
                <text:p text:style-name="P82">Foret (Random Forest) </text:p>
              </text:list-item>
            </text:list>
          </table:table-cell>
        </table:table-row>
        <table:table-row>
          <table:table-cell table:style-name="Table1.A2" office:value-type="string">
            <text:p text:style-name="P50">Historique d’apprentissage</text:p>
          </table:table-cell>
          <table:table-cell table:style-name="Table1.B2" office:value-type="string">
            <text:p text:style-name="P51">12 mois d’activité : Du 15 Mar 2014 au 16 Fev 2015</text:p>
          </table:table-cell>
        </table:table-row>
        <table:table-row>
          <table:table-cell table:style-name="Table1.A2" office:value-type="string">
            <text:p text:style-name="P50">Variable à prédire</text:p>
          </table:table-cell>
          <table:table-cell table:style-name="Table1.B2" office:value-type="string">
            <text:p text:style-name="P51">Migration_prep_pos : 0 ou 1 </text:p>
            <text:list xml:id="list7665858012628312288" text:style-name="L6">
              <text:list-item>
                <text:p text:style-name="P83">0 : Ligne non migrante </text:p>
              </text:list-item>
              <text:list-item>
                <text:p text:style-name="P83">1 : Ligne migrante <text:s/></text:p>
              </text:list-item>
            </text:list>
          </table:table-cell>
        </table:table-row>
        <text:soft-page-break/>
        <table:table-row>
          <table:table-cell table:style-name="Table1.A2" office:value-type="string">
            <text:p text:style-name="P49">Variables macros de comportement</text:p>
          </table:table-cell>
          <table:table-cell table:style-name="Table1.B2" office:value-type="string">
            <text:list xml:id="list4847511880207806703" text:style-name="L7">
              <text:list-item>
                <text:p text:style-name="P84">MMR (montant mensuel rechargé) </text:p>
              </text:list-item>
              <text:list-item>
                <text:p text:style-name="P84">Trafic_in</text:p>
              </text:list-item>
              <text:list-item>
                <text:p text:style-name="P84">Trafic_out</text:p>
              </text:list-item>
              <text:list-item>
                <text:p text:style-name="P84">Data</text:p>
              </text:list-item>
              <text:list-item>
                <text:p text:style-name="P84">Passes </text:p>
              </text:list-item>
              <text:list-item>
                <text:p text:style-name="P84">CRC</text:p>
              </text:list-item>
              <text:list-item>
                <text:p text:style-name="P84">Ancienneté </text:p>
              </text:list-item>
              <text:list-item>
                <text:p text:style-name="P84">Données démographiques</text:p>
              </text:list-item>
              <text:list-item>
                <text:p text:style-name="P84">Géolocalisation</text:p>
              </text:list-item>
              <text:list-item>
                <text:p text:style-name="P84">Nombre d’appelants</text:p>
              </text:list-item>
              <text:list-item>
                <text:p text:style-name="P84">Suspensions</text:p>
              </text:list-item>
            </text:list>
          </table:table-cell>
        </table:table-row>
      </table:table>
      <text:p text:style-name="P19"><text:s/></text:p>
      <text:p text:style-name="P20">II – Préparation des données :</text:p>
      <text:p text:style-name="P21"><text:tab/><text:span text:style-name="T38">L’apprentissage du modèle se fera sur un échantillon représentatif de la population qui représente les lignes actifs sur la période entre le 15 mars 2014 et le 16 février 2015. Représentatif de tel sorte que le pourcentage de la migration dans cet échantillon sera </text:span><text:span text:style-name="T39">le même dans toute la population mère. Les étapes de la préparation des données sont comme suit :</text:span></text:p>
      <text:p text:style-name="P38"/>
      <text:list xml:id="list7619624279694284798" text:style-name="L8">
        <text:list-item>
          <text:p text:style-name="P78">Extraction et préparation des données depuis toutes les bases concernées. </text:p>
        </text:list-item>
        <text:list-item>
          <text:p text:style-name="P78">Création d’une table groupant les <text:span text:style-name="T40">informations</text:span> par numéro de la ligne.</text:p>
        </text:list-item>
        <text:list-item>
          <text:p text:style-name="P78">Réduction des variables de décision avec d’autres plus significatifs. </text:p>
        </text:list-item>
        <text:list-item>
          <text:p text:style-name="P78">Optimisation de l’ordre des variables. </text:p>
        </text:list-item>
        <text:list-item>
          <text:p text:style-name="P78">Calcule <text:span text:style-name="T1">de</text:span> la variable de décision de toutes la population. </text:p>
        </text:list-item>
        <text:list-item>
          <text:p text:style-name="P78">Calcule <text:span text:style-name="T1">du</text:span> pourcentage de migration de toute la population. </text:p>
        </text:list-item>
        <text:list-item>
          <text:p text:style-name="P79"><text:span text:style-name="T30">Échantillonnage</text:span> de la population.</text:p>
        </text:list-item>
        <text:list-item>
          <text:p text:style-name="P79">Comparaison de l’échantillon avec la population mère. </text:p>
        </text:list-item>
      </text:list>
      <text:p text:style-name="P39"/>
      <text:p text:style-name="P25"/>
      <text:p text:style-name="P42">Extraction et préparation des données depuis toutes les bases concernées :</text:p>
      <text:p text:style-name="P8">Cette phase consiste à consulter le data warehouse et les datamarts concernant les informations des lignes prépayées en prenant en compte les variables d’analyse cherchées. Ces informations doivent être groupées dans une table affin de passer à la transformation des données pour les préparer à la phase analytique. <text:line-break/>Les tables concernées : - </text:p>
      <text:p text:style-name="P7"><text:span text:style-name="T19">La table cible : - </text:span><text:line-break/> <text:s text:c="2"/></text:p>
      <text:p text:style-name="P41"/>
      <text:p text:style-name="P41">Création d’une table groupant le<text:span text:style-name="T1">s données des</text:span> autres tables</text:p>
      <text:p text:style-name="P9">La table prépayée étant prête il s’agit maintenant de voir les lignes qui ont déjà migré vers le post payés pendant les 12 mois d’analyse. Ces lignes qui seront identifiées comme étant l’intersection de cette table avec la table des lignes migrantes de la mème période. </text:p>
      <text:p text:style-name="P41"/>
      <text:p text:style-name="P41">Réduction des variables de décision avec d’autres plus significatifs. </text:p>
      <text:p text:style-name="P41"/>
      <text:p text:style-name="P41">Optimisation de l’ordre des variables. </text:p>
      <text:p text:style-name="P41"/>
      <text:p text:style-name="P41">Calcule <text:span text:style-name="T1">de</text:span> la variable de décision de toutes la population. </text:p>
      <text:p text:style-name="P41"/>
      <text:p text:style-name="P41">Calcule <text:span text:style-name="T1">du</text:span> pourcentage de migration de toute la population. </text:p>
      <text:p text:style-name="P41"/>
      <text:p text:style-name="P43"><text:soft-page-break/><text:span text:style-name="T30">Échantillonnage</text:span> de la population</text:p>
      <text:p text:style-name="P10">La phase d’échantillonnage a plusieurs objectifs :</text:p>
      <text:p text:style-name="P11">- Réduire la volumétrie pour la phase de modélisation, car le travail sur le datamart en entier nécessiterait un temps de traitement très important et des ressources énormes. <text:line-break/>- Stratifier sur la variable cible car elle est sous représentée dans la population <text:span text:style-name="T40">(50% migrants et 50% non migrants) </text:span>. Et effectuer un échantillonnage non stratifié sur la cible implique que l’on aura un volume de données plus faible mais que la partition sera la même. Une manière d’avoir un bon set de données pour l’apprentissage c’est appliquer le sur échantillonnage (oversampling) qui consiste à sur représenter la variable cible dans l’échantillon à avoir le même pourcentage de ces deux valeurs dans l’échantillon.</text:p>
      <text:p text:style-name="P11">- <text:span text:style-name="T37">Créer un échantillon d’apprentissage et un échantillon de validation. Training sample va permettre de construire le modèle d’appétence. Ce modèle sera appliqué pour prédire sur l’échantillon de validation affin de tester les performances du modèle. <text:line-break/></text:span> <text:s text:c="3"/></text:p>
      <text:p text:style-name="P43">Comparaison de l’échantillon avec la population mère. </text:p>
      <text:p text:style-name="P25"/>
      <text:p text:style-name="P22">II<text:span text:style-name="T2">I</text:span> – <text:span text:style-name="T2">Modèles de prédiction</text:span> :</text:p>
      <text:p text:style-name="P22"/>
      <text:p text:style-name="P23">III.1 – Arbre de décision :</text:p>
      <text:p text:style-name="P61">Les arbres de classification et de régression (parfois aussi appelés arbres de segmentation ou de décision) sont des méthodes qui permettent d’obtenir des modèles à la fois explicatifs et prédictifs. Parmi leurs avantages on notera d’une part leur simplicité du fait de la visualisation sous forme d’arbres, d’autre part la possibilité d’obtenir des règles en langage naturel.</text:p>
      <text:p text:style-name="P52">On distingue notamment deux cas d’utilisation de ces modèles :</text:p>
      <text:list xml:id="list103546078921279" text:continue-list="list8860862923703929400" text:style-name="L2">
        <text:list-item>
          <text:p text:style-name="P67">on utilise les arbres de classification pour expliquer et/ou prédire l’appartenance d’objets (observations, individus) à une classe (ou modalité ou catégorie) d’une variable qualitative, sur la base de variables explicatives quantitatives et/ou qualitatives.</text:p>
        </text:list-item>
        <text:list-item>
          <text:p text:style-name="P65">on utilise les arbres de régression pour expliquer et/ou prédire les valeurs prise par une variable dépendante quantitative, en fonction de variables explicatives quantitatives et/ou qualitatives.</text:p>
        </text:list-item>
      </text:list>
      <text:p text:style-name="P33">L’arbre de décision est un modèle qui repose sur l’utilisation d’un arbre de décision comme modèle prédictif dans le but d’évaluer la valeur d’une caractéristiques d’un système depuis l’observation d’autres caractéristiques du même système. <text:line-break/>La structure de l’arbre est faite de tel sorte que les feuilles sont les valeurs de la variable-cible et les embranchements correspondent à des combinaisons de variables d’entrées qui mènent à cette valeur.</text:p>
      <text:p text:style-name="P33">C’est une technique supervisée car on utilise un ensemble de données pour lequel on connaît la valeur de la variable cible affin de construire l’arbre :</text:p>
      <text:p text:style-name="P26"/>
      <text:list xml:id="list3832062916325670322" text:style-name="L9">
        <text:list-item>
          <text:p text:style-name="P74">L’arbre est construit en séparant les données en des sous ensembles en fonction de la valeur d’une caractéristique d’entée d’une manière récursive.</text:p>
        </text:list-item>
        <text:list-item>
          <text:p text:style-name="P74"><text:span text:style-name="T27">L</text:span>a récursion prend fin jusqu’à ce que tout les sous ensembles ont la même valeur de caractéristique cible ou s’il n’y a pas d’amélioration de prédiction. Cet algorithme glouton est nommé l’Induction descendante d’arbres de décision. <text:s/></text:p>
        </text:list-item>
        <text:list-item>
          <text:p text:style-name="P74">Une variable d’entrée est sélectionnée à chaque nœud intérieur de l’arbre selon une méthode qui dépend de l’algorithme. </text:p>
        </text:list-item>
        <text:list-item>
          <text:p text:style-name="P74">Chaque arête vers un nœud fils correspond à un ensemble de valeurs d’une variable d’entrée. </text:p>
        </text:list-item>
        <text:list-item>
          <text:p text:style-name="P74">Chaque feuille représente soit une valeur cible soit une distribution de probabilité des valeurs cibles possibles. </text:p>
        </text:list-item>
        <text:list-item>
          <text:p text:style-name="P75">La combinaison des valeurs d’entrées est représentée par le chemin de la racine vers la cible (la feuille).</text:p>
        </text:list-item>
      </text:list>
      <text:p text:style-name="P27"/>
      <text:p text:style-name="P37"><text:soft-page-break/><text:span text:style-name="T20">Cette méthode supporte les variables quantitatives et même qualitatives </text:span><text:span text:style-name="T21">(selon le type) </text:span><text:span text:style-name="T20">et caractérisée par sa simplicité de compréhension vis à vis des réseaux de neurones, pas de normalisation de données (dans la phase de préparation), validation du modèle par des testes statistiques et peut être performant sur de grand jeux de données en économisant les ressources. <text:line-break/>Néanmoins l’apprentissage de l’arbre est un problème NP-Complet et se base sur des heuristiques avec des concepts difficiles à exprimer dans le cas du sur-apprentissage.</text:span></text:p>
      <text:h text:style-name="P63" text:outline-level="3">Résultats des arbres de classification et de régression : Tableau de classification et courbe ROC </text:h>
      <text:p text:style-name="P59"><text:span text:style-name="T31">Parmi les nombreux résultats proposés, </text:span><text:span text:style-name="T32">l</text:span><text:span text:style-name="T31">e tableau de classification (aussi appelé matrice de confusion) qui permet de calculer un pourcentage d'observations bien classées. Lorsque seules deux classes (ou catégories, ou modalités) sont présentes dans la variable dépendante, la courbe ROC peut aussi être affichée. </text:span></text:p>
      <text:p text:style-name="P59"><text:span text:style-name="T31">La courbe ROC (Receiver Operating Characteristics) permet de visualiser la performance d'un modèle, et de la comparer cette performance à celle d'autres modèles. Les termes utilisés viennent de la théorie de détection du signal.</text:span> </text:p>
      <text:p text:style-name="P48"><text:span text:style-name="T33"><text:s/></text:span><text:span text:style-name="T11">On désigne par sensibilité (sensivity) la proportion d'événements positifs bien classés. La spécificité (specificity) correspond à la proportion d'événements négatifs bien classés. Si l'on fait varier la probabilité seuil à partir de laquelle on considère qu'un événement doit être considéré comme positif, la sensibilité et la spécificité varient. La courbe des points (1-spécificité, sensibilité) est la courbe ROC.</text:span><text:span text:style-name="T35"> </text:span><text:span text:style-name="T34"><text:line-break/></text:span></text:p>
      <text:p text:style-name="P24">III.1 – <text:span text:style-name="T3">Foret d’a</text:span>rbre<text:span text:style-name="T3">s</text:span> de décision :</text:p>
      <text:p text:style-name="P24"/>
      <text:p text:style-name="P29"><text:span text:style-name="T4">L'algorithme des forêts d'arbres décisionnels effectue un apprentissage sur de multiples arbres de décision entraînés sur des sous-ensembles de données légèrement différents.</text:span><text:span text:style-name="T5"> Le but c’est de corriger quelques inconvénients qui concernent la méthode précédente tel que le choix de l’importance des caractéristiques du système à modéliser une par rapport au autres en créant un ensemble d’arbres partiellement indépendants.</text:span></text:p>
      <text:p text:style-name="P30"><text:span text:style-name="T5">O</text:span><text:span text:style-name="T4">n peut exprimer le processus ainsi :</text:span></text:p>
      <text:p text:style-name="P30"><text:span text:style-name="T4">1- Créer </text:span><text:span text:style-name="T9">Q</text:span><text:span text:style-name="T4"> nouveaux ensembles d’apprentissage par double échantillonnage :</text:span></text:p>
      <text:p text:style-name="P31"><text:span text:style-name="T6"><text:tab/>- Bootstrap: </text:span><text:span text:style-name="T4">sur les observations, en utilisant un tirage avec remise d'un nombre </text:span><text:span text:style-name="T10">N</text:span><text:span text:style-name="T7"> <text:tab/></text:span><text:span text:style-name="T4">d'observations identique à celui des données d'origin</text:span><text:span text:style-name="T7">e,</text:span></text:p>
      <text:p text:style-name="P31"><text:span text:style-name="T7"><text:tab/>-</text:span><text:span text:style-name="T8">S</text:span><text:span text:style-name="T7">ur les </text:span><text:span text:style-name="T10">p</text:span><text:span text:style-name="T7"> prédicteurs, en n'en retenant qu'un échantillon de cardinal </text:span><text:span text:style-name="T7"><draw:frame draw:style-name="fr1" draw:name="Object1" text:anchor-type="as-char" svg:y="-0.415cm" svg:width="1.314cm" svg:height="0.504cm" draw:z-index="0"><draw:object xlink:href="./Object 1" xlink:type="simple" xlink:show="embed" xlink:actuate="onLoad"/><draw:image xlink:href="./ObjectReplacements/Object 1" xlink:type="simple" xlink:show="embed" xlink:actuate="onLoad"/></draw:frame></text:span><text:span text:style-name="T7">.</text:span></text:p>
      <text:p text:style-name="P32"><text:span text:style-name="T7">2- </text:span><text:span text:style-name="T8">On entraîne </text:span><text:span text:style-name="T4">un arbre de décision selon une des techniques connues </text:span><text:span text:style-name="T8">en limitant sa croissance par validation croisée (méthode d’estimation de fiabilité d’un modèle fondé sur une technique d’échantillonnage)</text:span></text:p>
      <text:p text:style-name="P44">3- On stocke les Q prédictions de la variable cible pour chaque observation d’origine. <text:line-break/></text:p>
      <text:p text:style-name="P45">Ce qui rend cette méthode un simple vote majoritaire. Le principal revers de cette méthode est que l'on perd l'aspect visuel des arbres de décision uniques. <text:s/></text:p>
      <text:p text:style-name="P45"/>
      <text:p text:style-name="P45"/>
      <text:p text:style-name="P45"/>
      <text:p text:style-name="P46"/>
      <text:p text:style-name="P46"/>
      <text:p text:style-name="P46"/>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Open Sans" svg:font-family="'Open Sans', sans-serif"/>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8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09:40:49.751000000</meta:creation-date>
    <dc:date>2016-04-11T10:35:37.370000000</dc:date>
    <meta:editing-duration>PT3H23M33S</meta:editing-duration>
    <meta:editing-cycles>22</meta:editing-cycles>
    <meta:generator>LibreOffice/5.0.5.2$Windows_x86 LibreOffice_project/55b006a02d247b5f7215fc6ea0fde844b30035b3</meta:generator>
    <meta:document-statistic meta:table-count="1" meta:image-count="0" meta:object-count="5" meta:page-count="6" meta:paragraph-count="136" meta:word-count="2635" meta:character-count="17153" meta:non-whitespace-character-count="14567"/>
  </office:meta>
</office:document-meta>
</file>

<file path=Object 1/content.xml><?xml version="1.0" encoding="utf-8"?>
<math xmlns="http://www.w3.org/1998/Math/MathML" display="block">
  <semantics>
    <mrow>
      <mi>m</mi>
      <mo stretchy="false">&lt;</mo>
      <msqrt>
        <mi>p</mi>
      </msqrt>
    </mrow>
    <annotation encoding="StarMath 5.0">m &lt; sqrt{p} </annotation>
  </semantics>
</math>
</file>

<file path=Object 2/content.xml><?xml version="1.0" encoding="utf-8"?>
<math xmlns="http://www.w3.org/1998/Math/MathML" display="block">
  <semantics>
    <mrow>
      <mrow>
        <mo stretchy="false">−</mo>
        <mi mathvariant="normal">Σ</mi>
      </mrow>
      <mi>P</mi>
      <mrow>
        <mo fence="true" stretchy="false">(</mo>
        <mrow>
          <mrow>
            <msub>
              <mi>C</mi>
              <mi>i</mi>
            </msub>
            <mo stretchy="false">/</mo>
            <mi>D</mi>
          </mrow>
        </mrow>
        <mo fence="true" stretchy="false">)</mo>
      </mrow>
      <mn>.</mn>
      <msub>
        <mi>log</mi>
        <mi>k</mi>
      </msub>
      <mrow>
        <mo fence="true" stretchy="false">(</mo>
        <mrow>
          <mrow>
            <mi>P</mi>
            <mrow>
              <mo fence="true" stretchy="false">(</mo>
              <mrow>
                <mrow>
                  <msub>
                    <mi>C</mi>
                    <mi>i</mi>
                  </msub>
                  <mo stretchy="false">/</mo>
                  <mi>D</mi>
                </mrow>
              </mrow>
              <mo fence="true" stretchy="false">)</mo>
            </mrow>
          </mrow>
        </mrow>
        <mo fence="true" stretchy="false">)</mo>
      </mrow>
    </mrow>
    <annotation encoding="StarMath 5.0">- %SIGMA P(  C_i / D  ).log_{k}(  P(  C_i / D  ) )
</annotation>
  </semantics>
</math>
</file>

<file path=Object 3/content.xml><?xml version="1.0" encoding="utf-8"?>
<math xmlns="http://www.w3.org/1998/Math/MathML" display="block">
  <semantics>
    <mrow>
      <mi>P</mi>
      <mrow>
        <mrow>
          <mo fence="true" stretchy="false">(</mo>
          <mrow>
            <mrow>
              <msub>
                <mi>C</mi>
                <mi>i</mi>
              </msub>
              <mo stretchy="false">/</mo>
              <mi>D</mi>
            </mrow>
          </mrow>
          <mo fence="true" stretchy="false">)</mo>
        </mrow>
        <mo stretchy="false">=</mo>
        <mfrac>
          <mi>i</mi>
          <mi>n</mi>
        </mfrac>
      </mrow>
    </mrow>
    <annotation encoding="StarMath 5.0"> P(  C_i / D  )= i over n
  </annotation>
  </semantics>
</math>
</file>

<file path=Object 4/content.xml><?xml version="1.0" encoding="utf-8"?>
<math xmlns="http://www.w3.org/1998/Math/MathML" display="block">
  <semantics>
    <mrow>
      <mi>H</mi>
      <mrow>
        <mrow>
          <mo fence="true" stretchy="false">(</mo>
          <mrow>
            <mrow>
              <msub>
                <mi>D</mi>
                <mi>L</mi>
              </msub>
              <mo stretchy="false">∨</mo>
              <msub>
                <mi>D</mi>
                <mi>R</mi>
              </msub>
            </mrow>
          </mrow>
          <mo fence="true" stretchy="false">)</mo>
        </mrow>
        <mo stretchy="false">=</mo>
        <mfrac>
          <msub>
            <mi>D</mi>
            <mi>L</mi>
          </msub>
          <mi>D</mi>
        </mfrac>
      </mrow>
      <mi>H</mi>
      <mrow>
        <mrow>
          <mo fence="true" stretchy="false">(</mo>
          <mrow>
            <msub>
              <mi>D</mi>
              <mi>L</mi>
            </msub>
          </mrow>
          <mo fence="true" stretchy="false">)</mo>
        </mrow>
        <mo stretchy="false">+</mo>
        <mfrac>
          <msub>
            <mi>D</mi>
            <mi>R</mi>
          </msub>
          <mi>D</mi>
        </mfrac>
      </mrow>
      <mi>H</mi>
      <mrow>
        <mo fence="true" stretchy="false">(</mo>
        <mrow>
          <msub>
            <mi>D</mi>
            <mi>R</mi>
          </msub>
        </mrow>
        <mo fence="true" stretchy="false">)</mo>
      </mrow>
    </mrow>
    <annotation encoding="StarMath 5.0">H(   D_{L} | D_{R} ) = {D_{L}} over {D}H(D_{L}) + {D_{R}} over {D}H( D_{R} )
</annotation>
  </semantics>
</math>
</file>

<file path=Object 5/content.xml><?xml version="1.0" encoding="utf-8"?>
<math xmlns="http://www.w3.org/1998/Math/MathML" display="block">
  <semantics>
    <mrow>
      <mi mathvariant="italic">IG</mi>
      <mrow>
        <mrow>
          <mo fence="true" stretchy="false">(</mo>
          <mrow>
            <mrow>
              <mi>D</mi>
              <mi>,</mi>
              <msub>
                <mi>D</mi>
                <mi>L</mi>
              </msub>
              <mi>,</mi>
              <msub>
                <mi>D</mi>
                <mi>R</mi>
              </msub>
            </mrow>
          </mrow>
          <mo fence="true" stretchy="false">)</mo>
        </mrow>
        <mo stretchy="false">=</mo>
        <mi>H</mi>
      </mrow>
      <mrow>
        <mrow>
          <mo fence="true" stretchy="false">(</mo>
          <mrow>
            <mi>D</mi>
          </mrow>
          <mo fence="true" stretchy="false">)</mo>
        </mrow>
        <mo stretchy="false">−</mo>
        <mi>H</mi>
      </mrow>
      <mrow>
        <mo fence="true" stretchy="false">(</mo>
        <mrow>
          <mrow>
            <msub>
              <mi>D</mi>
              <mi>L</mi>
            </msub>
            <mo stretchy="false">∨</mo>
            <msub>
              <mi>D</mi>
              <mi>R</mi>
            </msub>
          </mrow>
        </mrow>
        <mo fence="true" stretchy="false">)</mo>
      </mrow>
    </mrow>
    <annotation encoding="StarMath 5.0">IG( {D} ,{D}_{L} ,{D}_{R} ) = H( D )- H(   D_{L} | D_{R} ) 
</annotation>
  </semantics>
</math>
</file>